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gr1" style:family="graphic">
      <style:graphic-properties draw:textarea-horizontal-align="justify" draw:textarea-vertical-align="middle" draw:auto-grow-height="false" fo:min-height="3.598cm" fo:min-width="4.498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9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3.995cm" fo:min-width="4.63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97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6.429cm" fo:min-width="3.99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05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96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5.50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3.99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4.815cm" fo:min-width="4.577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1" svg:width="4.499cm" svg:height="3.599cm" svg:x="0.166cm" svg:y="0.224cm"><text:p/><draw:enhanced-geometry svg:viewBox="0 0 21600 21600" draw:type="rectangle" draw:enhanced-path="M 0 0 L 21600 0 21600 21600 0 21600 0 0 Z N"/></draw:custom-shape><draw:frame text:anchor-type="paragraph" draw:z-index="1" draw:name="Text Frame 1" draw:style-name="gr2" draw:text-style-name="P1" svg:width="3.255cm" svg:height="0.795cm" svg:x="0.272cm" svg:y="-0.728cm"><draw:text-box><text:p>user</text:p></draw:text-box></draw:frame><draw:custom-shape text:anchor-type="paragraph" draw:z-index="2" draw:name="Shape 2" draw:style-name="gr3" svg:width="4.631cm" svg:height="3.996cm" svg:x="5.537cm" svg:y="7.077cm"><text:p/><draw:enhanced-geometry svg:viewBox="0 0 21600 21600" draw:type="rectangle" draw:enhanced-path="M 0 0 L 21600 0 21600 21600 0 21600 0 0 Z N"/></draw:custom-shape><draw:frame text:anchor-type="paragraph" draw:z-index="3" draw:name="Text Frame 2" draw:style-name="gr4" draw:text-style-name="P1" svg:width="4.419cm" svg:height="0.98cm" svg:x="5.696cm" svg:y="5.833cm"><draw:text-box><text:p>booking</text:p></draw:text-box></draw:frame><draw:custom-shape text:anchor-type="paragraph" draw:z-index="4" draw:name="Shape 3" draw:style-name="gr5" svg:width="3.996cm" svg:height="6.43cm" svg:x="13.977cm" svg:y="-0.252cm"><text:p/><draw:enhanced-geometry svg:viewBox="0 0 21600 21600" draw:type="rectangle" draw:enhanced-path="M 0 0 L 21600 0 21600 21600 0 21600 0 0 Z N"/></draw:custom-shape><draw:frame text:anchor-type="paragraph" draw:z-index="5" draw:name="Text Frame 3" draw:style-name="gr6" draw:text-style-name="P1" svg:width="2.726cm" svg:height="1.059cm" svg:x="13.924cm" svg:y="-1.311cm"><draw:text-box><text:p>ticket</text:p></draw:text-box></draw:frame><draw:frame text:anchor-type="paragraph" draw:z-index="6" draw:name="Text Frame 4" draw:style-name="gr7" draw:text-style-name="P1" svg:width="3.996cm" svg:height="2.964cm" svg:x="0.166cm" svg:y="0.409cm"><draw:text-box><text:p>User id</text:p></draw:text-box></draw:frame><draw:frame text:anchor-type="paragraph" draw:z-index="7" draw:name="Text Frame 5" draw:style-name="gr8" draw:text-style-name="P1" svg:width="3.996cm" svg:height="5.504cm" svg:x="13.977cm" svg:y="0.065cm"><draw:text-box><text:p>Ticket ID</text:p><text:p>Type </text:p><text:p>Quanity </text:p><text:p>Price </text:p></draw:text-box></draw:frame><draw:frame text:anchor-type="paragraph" draw:z-index="8" draw:name="Text Frame 6" draw:style-name="gr9" draw:text-style-name="P1" svg:width="4.366cm" svg:height="3.996cm" svg:x="5.669cm" svg:y="7.077cm"><draw:text-box><text:p>Booking ID</text:p><text:p>User ID</text:p><text:p>Ticket ID</text:p><text:p>Date </text:p><text:p>Discount ID</text:p></draw:text-box></draw:frame><draw:custom-shape text:anchor-type="paragraph" draw:z-index="9" draw:name="Shape 4" draw:style-name="gr10" svg:width="4.578cm" svg:height="4.816cm" svg:x="12.442cm" svg:y="8.982cm"><text:p/><draw:enhanced-geometry svg:viewBox="0 0 21600 21600" draw:type="rectangle" draw:enhanced-path="M 0 0 L 21600 0 21600 21600 0 21600 0 0 Z N"/></draw:custom-shape><draw:frame text:anchor-type="paragraph" draw:z-index="10" draw:name="Text Frame 7" draw:style-name="gr4" draw:text-style-name="P1" svg:width="4.261cm" svg:height="0.98cm" svg:x="12.495cm" svg:y="7.712cm"><draw:text-box><text:p>Discount ID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9T13:39:26.733140800</meta:creation-date>
    <dc:date>2025-12-09T14:02:34.952830100</dc:date>
    <meta:editing-duration>PT2M3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5.8.3.2$Windows_X86_64 LibreOffice_project/8ca8d55c161d602844f5428fa4b58097424e324e</meta:generator>
  </office:meta>
</office:document-meta>
</file>